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b7db" officeooo:paragraph-rsid="000fb7db"/>
    </style:style>
    <style:style style:name="P2" style:family="paragraph" style:parent-style-name="Standard">
      <style:text-properties fo:font-size="18pt" fo:font-weight="bold" officeooo:rsid="000fb7db" officeooo:paragraph-rsid="000fb7db" style:font-size-asian="18pt" style:font-weight-asian="bold" style:font-size-complex="18pt" style:font-weight-complex="bold"/>
    </style:style>
    <style:style style:name="P3" style:family="paragraph" style:parent-style-name="Standard">
      <style:text-properties fo:font-size="18pt" fo:font-weight="bold" officeooo:rsid="00119709" officeooo:paragraph-rsid="00119709" style:font-size-asian="18pt" style:font-weight-asian="bold" style:font-size-complex="18pt" style:font-weight-complex="bold"/>
    </style:style>
    <style:style style:name="P4" style:family="paragraph" style:parent-style-name="Standard">
      <style:text-properties fo:font-size="15pt" fo:font-weight="normal" officeooo:rsid="00119709" officeooo:paragraph-rsid="00119709" style:font-size-asian="13.1000003814697pt" style:font-weight-asian="normal" style:font-size-complex="15pt" style:font-weight-complex="normal"/>
    </style:style>
    <style:style style:name="P5" style:family="paragraph" style:parent-style-name="Standard">
      <style:text-properties officeooo:rsid="001a27b9" officeooo:paragraph-rsid="001a27b9"/>
    </style:style>
    <style:style style:name="P6" style:family="paragraph" style:parent-style-name="Text_20_body">
      <style:text-properties fo:font-size="15pt" fo:font-weight="normal" officeooo:rsid="00119709" officeooo:paragraph-rsid="00167b4e" style:font-size-asian="13.1000003814697pt" style:font-weight-asian="normal" style:font-size-complex="15pt" style:font-weight-complex="normal"/>
    </style:style>
    <style:style style:name="P7" style:family="paragraph" style:parent-style-name="Text_20_body">
      <style:text-properties fo:font-size="18pt" fo:font-weight="bold" officeooo:rsid="00119709" officeooo:paragraph-rsid="00167b4e" style:font-size-asian="18pt" style:font-weight-asian="bold" style:font-size-complex="18pt" style:font-weight-complex="bold"/>
    </style:style>
    <style:style style:name="P8" style:family="paragraph" style:parent-style-name="Standard">
      <style:text-properties officeooo:rsid="000fb7db" officeooo:paragraph-rsid="000fb7db"/>
    </style:style>
    <style:style style:name="P9" style:family="paragraph" style:parent-style-name="Standard">
      <style:text-properties officeooo:rsid="001c1efd" officeooo:paragraph-rsid="001c1efd"/>
    </style:style>
    <style:style style:name="P10" style:family="paragraph" style:parent-style-name="Standard">
      <style:text-properties fo:font-size="18pt" fo:font-weight="bold" officeooo:rsid="001c1efd" officeooo:paragraph-rsid="001c1efd" style:font-size-asian="18pt" style:font-weight-asian="bold" style:font-size-complex="18pt" style:font-weight-complex="bold"/>
    </style:style>
    <style:style style:name="P11" style:family="paragraph" style:parent-style-name="Standard">
      <style:text-properties fo:font-size="18pt" fo:font-weight="normal" officeooo:rsid="001c1efd" officeooo:paragraph-rsid="001c1efd" style:font-size-asian="18pt" style:font-weight-asian="normal" style:font-size-complex="18pt" style:font-weight-complex="normal"/>
    </style:style>
    <style:style style:name="P12" style:family="paragraph" style:parent-style-name="Standard">
      <style:text-properties fo:font-weight="normal" officeooo:paragraph-rsid="001c1efd" style:font-weight-asian="normal" style:font-weight-complex="normal"/>
    </style:style>
    <style:style style:name="P13" style:family="paragraph" style:parent-style-name="Standard">
      <style:text-properties fo:font-weight="normal" officeooo:rsid="001c1efd" officeooo:paragraph-rsid="001c1efd" style:font-weight-asian="normal" style:font-weight-complex="normal"/>
    </style:style>
    <style:style style:name="P14" style:family="paragraph" style:parent-style-name="Heading_20_1" style:list-style-name="L1">
      <style:text-properties fo:font-size="15pt" fo:font-weight="normal" officeooo:rsid="00119709" officeooo:paragraph-rsid="00119709" style:font-size-asian="13.1000003814697pt" style:font-weight-asian="normal" style:font-size-complex="15pt" style:font-weight-complex="normal"/>
    </style:style>
    <style:style style:name="P15" style:family="paragraph" style:parent-style-name="Text_20_body" style:list-style-name="L2">
      <style:text-properties fo:font-size="15pt" fo:font-weight="normal" officeooo:rsid="00119709" officeooo:paragraph-rsid="00119709" style:font-size-asian="13.1000003814697pt" style:font-weight-asian="normal" style:font-size-complex="15pt" style:font-weight-complex="normal"/>
    </style:style>
    <style:style style:name="P16" style:family="paragraph" style:parent-style-name="Text_20_body" style:list-style-name="L3">
      <style:text-properties fo:font-size="18pt" fo:font-weight="normal" officeooo:rsid="00167b4e" officeooo:paragraph-rsid="00167b4e" style:font-size-asian="18pt" style:font-weight-asian="normal" style:font-size-complex="18pt" style:font-weight-complex="normal"/>
    </style:style>
    <style:style style:name="T1" style:family="text">
      <style:text-properties fo:font-size="18pt" fo:font-weight="bold" officeooo:rsid="001c1ef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size="18pt" officeooo:rsid="001c1efd" style:font-size-asian="18pt"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trib Modules used in trad bulls:</text:p>
      <text:p text:style-name="P2"/>
      <text:p text:style-name="P3">1.H5P:</text:p>
      <text:p text:style-name="P3"/>
      <text:list xml:id="list3122392162" text:style-name="L1">
        <text:list-item>
          <text:h text:style-name="P14" text:outline-level="1"><text:bookmark text:name="page-subtitle"/>Create and Share Rich Content and Applications.</text:h>
        </text:list-item>
      </text:list>
      <text:list xml:id="list1202783603" text:style-name="L2">
        <text:list-item>
          <text:p text:style-name="P15">With this module you will be able to create interactive videos, question sets, drag and drop questions, multichoice questions, boardgames, presentations, flashcards and more using Drupal.</text:p>
        </text:list-item>
        <text:list-item>
          <text:p text:style-name="P15">All the content is HTML5, meaning it will work great on smartphones, tablets and other mobile devices. With H5P, you create and edit HTML5 content directly in your web browser just like you edit any other Drupal content.</text:p>
        </text:list-item>
        <text:list-item>
          <text:p text:style-name="P15">H5P also enables your site to import and export H5P files. </text:p>
        </text:list-item>
      </text:list>
      <text:p text:style-name="P6"/>
      <text:p text:style-name="P7">2.Conditional Fields:</text:p>
      <text:list xml:id="list4271225722" text:style-name="L3">
        <text:list-item>
          <text:p text:style-name="P16">Define dependencies between fields based on their states and values. </text:p>
        </text:list-item>
        <text:list-item>
          <text:p text:style-name="P16">Conditional Fields allows you to manage sets of dependencies between fields. When a field is “dependent”, it will only be available for editing and displayed if the state of the “dependee” field matches the right condition.</text:p>
        </text:list-item>
        <text:list-item>
          <text:p text:style-name="P16">When editing a node (or any other entity type that supports fields, like users and categories), the dependent fields are dynamically modified with the States API.<text:line-break/>A simple use case would be defining a custom “Article teaser" field that is shown only if a "Has teaser" checkbox is checked, but much more complex options are available.</text:p>
        </text:list-item>
      </text:list>
      <text:p text:style-name="P4"/>
      <text:p text:style-name="P1"/>
      <text:p text:style-name="P1"/>
      <text:p text:style-name="P1"/>
      <text:p text:style-name="P5"><text:soft-page-break/>Guzzle:</text:p>
      <text:p text:style-name="P5"/>
      <text:p text:style-name="P1"><text:a xlink:type="simple" xlink:href="https://www.acquia.com/blog/5-php-components-every-drupal-8-developer-should-know-part-2-guzzle" text:style-name="Internet_20_link" text:visited-style-name="Visited_20_Internet_20_Link">https://www.acquia.com/blog/5-php-components-every-drupal-8-developer-should-know-part-2-guzzle</text:a></text:p>
      <text:p text:style-name="P1"/>
      <text:p text:style-name="P1"/>
      <text:p text:style-name="P10">MODULES LIST:</text:p>
      <text:p text:style-name="P10"/>
      <text:p text:style-name="P11">1. logged in user list</text:p>
      <text:p text:style-name="P11">2. login trackeer</text:p>
      <text:p text:style-name="P12"><text:span text:style-name="T3">3.</text:span><text:bookmark text:name="page-subtitle1"/><text:span text:style-name="T3"> </text:span><text:span text:style-name="T2">Events Log Track</text:span></text:p>
      <text:p text:style-name="P13"><text:span text:style-name="T2">4. </text:span></text:p>
      <text:p text:style-name="P10"/>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3T14:11:09.178672590</meta:creation-date>
    <meta:generator>LibreOffice/6.0.7.3$Linux_X86_64 LibreOffice_project/00m0$Build-3</meta:generator>
    <dc:date>2021-06-10T15:04:59.846331218</dc:date>
    <meta:editing-duration>PT5H23M30S</meta:editing-duration>
    <meta:editing-cycles>12</meta:editing-cycles>
    <meta:document-statistic meta:table-count="0" meta:image-count="0" meta:object-count="0" meta:page-count="2" meta:paragraph-count="17" meta:word-count="217" meta:character-count="1383" meta:non-whitespace-character-count="1187"/>
  </office:meta>
</office:document-meta>
</file>